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12cm" svg:height="9.004cm" svg:x="9.464cm" svg:y="4.303cm">
            <draw:object draw:notify-on-update-of-ranges="Arkusz1.B2:Arkusz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VALUE FOR WAVEFOR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(SIN(RADIANS(([.A2]/32)*360)))*15)+15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OUND(((SIN(RADIANS(([.A3]/32)*360)))*15)+15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OUND(((SIN(RADIANS(([.A4]/32)*360)))*15)+15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OUND(((SIN(RADIANS(([.A5]/32)*360)))*15)+15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OUND(((SIN(RADIANS(([.A6]/32)*360)))*15)+15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OUND(((SIN(RADIANS(([.A7]/32)*360)))*15)+15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OUND(((SIN(RADIANS(([.A8]/32)*360)))*15)+15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OUND(((SIN(RADIANS(([.A9]/32)*360)))*15)+15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OUND(((SIN(RADIANS(([.A10]/32)*360)))*15)+15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OUND(((SIN(RADIANS(([.A11]/32)*360)))*15)+15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OUND(((SIN(RADIANS(([.A12]/32)*360)))*15)+15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OUND(((SIN(RADIANS(([.A13]/32)*360)))*15)+15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OUND(((SIN(RADIANS(([.A14]/32)*360)))*15)+15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OUND(((SIN(RADIANS(([.A15]/32)*360)))*15)+15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OUND(((SIN(RADIANS(([.A16]/32)*360)))*15)+15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OUND(((SIN(RADIANS(([.A17]/32)*360)))*15)+15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OUND(((SIN(RADIANS(([.A18]/32)*360)))*15)+15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OUND(((SIN(RADIANS(([.A19]/32)*360)))*15)+15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OUND(((SIN(RADIANS(([.A20]/32)*360)))*15)+15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OUND(((SIN(RADIANS(([.A21]/32)*360)))*15)+15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OUND(((SIN(RADIANS(([.A22]/32)*360)))*15)+15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OUND(((SIN(RADIANS(([.A23]/32)*360)))*15)+15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OUND(((SIN(RADIANS(([.A24]/32)*360)))*15)+15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OUND(((SIN(RADIANS(([.A25]/32)*360)))*15)+15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OUND(((SIN(RADIANS(([.A26]/32)*360)))*15)+15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OUND(((SIN(RADIANS(([.A27]/32)*360)))*15)+15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OUND(((SIN(RADIANS(([.A28]/32)*360)))*15)+15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OUND(((SIN(RADIANS(([.A29]/32)*360)))*15)+15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ROUND(((SIN(RADIANS(([.A30]/32)*360)))*15)+15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ROUND(((SIN(RADIANS(([.A31]/32)*360)))*15)+15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ROUND(((SIN(RADIANS(([.A32]/32)*360)))*15)+15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((SIN(RADIANS(([.A33]/32)*360)))*15)+15)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2:45:27.229188372</meta:creation-date>
    <dc:date>2021-05-02T13:08:56.427176694</dc:date>
    <meta:editing-duration>PT23M20S</meta:editing-duration>
    <meta:editing-cycles>22</meta:editing-cycles>
    <meta:generator>LibreOffice/6.4.7.2$Linux_X86_64 LibreOffice_project/4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legend chart:legend-position="end" svg:x="12.976cm" svg:y="4.203cm" style:legend-expansion="high" chart:style-name="ch2"/>
        <chart:plot-area chart:style-name="ch3" table:cell-range-address="Arkusz1.B2:Arkusz1.B32" svg:x="0.32cm" svg:y="0.18cm" svg:width="12.336cm" svg:height="8.645cm">
          <chartooo:coordinate-region svg:x="0.941cm" svg:y="0.379cm" svg:width="11.52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32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Arkusz1.B2:Arkusz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